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Heading_20_1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oa954srbhh1"/><text:span text:style-name="T1">Conclusiones</text:span>:</text:p>
      <text:p text:style-name="Standard"/>
      <text:p text:style-name="Heading_20_2"><text:bookmark text:name="_cgyhl1f3eihz"/><text:span text:style-name="T2">KAHOOT:</text:span></text:p>
      <text:p text:style-name="P1"><text:span text:style-name="T3">De páginas relacionadas o parecidas a lo que estamos buscando hemos encontrado </text:span><text:span text:style-name="T4">BookWidget </text:span><text:span text:style-name="T3">dispone de gran variedad de juegos interactivos. Nos gustaría implementar la interfaz simple de botones coloridos y secciones para cada tipo de actividad, ya sea pruebas o juegos interactivos <text:s/>además de la variedad de juegos propuestos. </text:span></text:p>
      <text:p text:style-name="P3"/>
      <text:p text:style-name="P1"><text:span text:style-name="T3">Lo que no creo importante en relación a esta web es la supervisión en vivo. </text:span></text:p>
      <text:p text:style-name="P2"/>
      <text:p text:style-name="P1"><text:span text:style-name="T3">También hemos encontrado </text:span><text:span text:style-name="T4">Cerebriti</text:span><text:span text:style-name="T3"> que es una página web interactiva muy similar al producto que queremos crear. Lo que nos gustaría implementar en nuestro proyecto de </text:span><text:span text:style-name="T4">Cerebriti</text:span><text:span text:style-name="T3"> sería la manera de navegación fácil y sencilla de cada materia o curso con sus materias, también cuenta con la opción de tener varias plantillas con actividades echas de por sí y que las puedes modificar, se puede entrar de forma anónima o registrarse y también para hacer las actividades cuenta con un contador de tiempo.</text:span></text:p>
      <text:p text:style-name="P3"/>
      <text:p text:style-name="P1"><text:span text:style-name="T3">De lo que no queremos implementar de la web </text:span><text:span text:style-name="T4">Celebriti </text:span><text:span text:style-name="T3">no hemos encontrado nada que no implementariamos de esta web a la nuestra.</text:span></text:p>
      <text:p text:style-name="P4"/>
      <text:p text:style-name="Heading_20_2"><text:bookmark text:name="_fp4c4wipm1g2"/><text:span text:style-name="T2">TEST:</text:span></text:p>
      <text:p text:style-name="Standard"><text:span text:style-name="T3">En relación a los test, nos gustaría poder crear test personalizados para los usuarios de la web, así como poder implementar diferentes tipos de test, como por ejemplo respuestas cortas, de multi elección. </text:span></text:p>
      <text:p text:style-name="P2"/>
      <text:p text:style-name="Standard"><text:span text:style-name="T3">Poder añadir una visualización previa en tiempo real es una opción que nos gustaría implementar.</text:span></text:p>
      <text:p text:style-name="P4"/>
      <text:p text:style-name="P4"/>
      <text:p text:style-name="P4"/>
      <text:p text:style-name="P4"/>
      <text:p text:style-name="P4"/>
      <text:p text:style-name="Heading_20_2"><text:bookmark text:name="_yg2l5jaiph3f"/><text:span text:style-name="T2">MOODLE:</text:span></text:p>
      <text:p text:style-name="Standard"><text:span text:style-name="T3">Sobre la búsqueda de moodle nos gustaría implementar un iframe para ver los ficheros pdf/word, así como los videos de youtube.</text:span></text:p>
      <text:p text:style-name="P2"/>
      <text:p text:style-name="Standard"><text:span text:style-name="T3">Nos gustaría implementar un sistema de comunicación profesor - estudiante (sistema de clase) ya que sería perfecto para las actividades/juegos interactivos.</text:span></text:p>
      <text:p text:style-name="P2"/>
      <text:p text:style-name="Standard"><text:soft-page-break/><text:span text:style-name="T3">Nos gustaría crear un conversor de texto ya sea odt o txt a actividad como por ejemplo tipo test.</text:span></text:p>
      <text:p text:style-name="P2"/>
      <text:p text:style-name="Standard"><text:span text:style-name="T3">Un marco de satisfacción así como calificaciones iría bastante bien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4" meta:word-count="293" meta:character-count="1812" meta:non-whitespace-character-count="1529"/>
    <meta:generator>LibreOfficeDev/6.0.5.2$Linux_X86_64 LibreOffice_project/</meta:generator>
  </office:meta>
</office:document-meta>
</file>